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pitch="variable"/>
    <style:font-face style:name="Gentium" svg:font-family="Gentium, 'Helvetica Neue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weight-complex="bold"/>
    </style:style>
    <style:style style:name="P4" style:family="paragraph" style:parent-style-name="Standard">
      <style:paragraph-properties fo:text-align="justify" style:justify-single-word="false"/>
      <style:text-properties fo:font-style="italic" style:font-style-asian="italic" style:font-weight-complex="bold"/>
    </style:style>
    <style:style style:name="P5" style:family="paragraph" style:parent-style-name="Standard">
      <style:text-properties fo:font-style="italic" officeooo:rsid="001dc252" officeooo:paragraph-rsid="001dc252" style:font-style-asian="italic" style:font-weight-complex="bold"/>
    </style:style>
    <style:style style:name="P6" style:family="paragraph" style:parent-style-name="Standard">
      <style:text-properties fo:font-style="italic" fo:font-weight="bold" style:font-style-asian="italic" style:font-weight-asian="bold"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text-properties officeooo:rsid="001dc252" officeooo:paragraph-rsid="001dc252"/>
    </style:style>
    <style:style style:name="P10" style:family="paragraph" style:parent-style-name="Standard">
      <style:paragraph-properties fo:text-align="justify" style:justify-single-word="false"/>
      <style:text-properties officeooo:rsid="001dc252" officeooo:paragraph-rsid="001dc252"/>
    </style:style>
    <style:style style:name="P11" style:family="paragraph" style:parent-style-name="Standard">
      <style:paragraph-properties fo:margin-left="1.27cm" fo:margin-right="0cm" fo:text-indent="0cm" style:auto-text-indent="false"/>
      <style:text-properties style:font-name-asian="Gentium" style:font-name-complex="Gentium"/>
    </style:style>
    <style:style style:name="P12" style:family="paragraph" style:parent-style-name="Standard" style:master-page-name="Standard">
      <style:paragraph-properties fo:text-align="justify" style:justify-single-word="false" style:page-number="auto" fo:padding-left="0cm" fo:padding-right="0cm" fo:padding-top="0cm" fo:padding-bottom="0.035cm" fo:border-left="none" fo:border-right="none" fo:border-top="none" fo:border-bottom="0.51pt solid #000000"/>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font-style="italic" style:font-style-asian="italic"/>
    </style:style>
    <style:style style:name="T5" style:family="text">
      <style:text-properties fo:font-style="italic" style:font-style-asian="italic" style:font-weight-complex="bold"/>
    </style:style>
    <style:style style:name="T6" style:family="text">
      <style:text-properties fo:font-style="italic" officeooo:rsid="001dc252" style:font-style-asian="italic"/>
    </style:style>
    <style:style style:name="T7" style:family="text">
      <style:text-properties officeooo:rsid="001dc25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pike Plan</text:p>
      <text:p text:style-name="P1"><text:span text:style-name="T2">Name:</text:span> <text:span text:style-name="T6">Firebase and Serialport</text:span></text:p>
      <text:p text:style-name="P4"/>
      <text:p text:style-name="P7">Context:</text:p>
      <text:p text:style-name="P9"><text:span text:style-name="T4">Firebase is used for server-client communication and Serialport is used for Arduino-server communication. The response time for server-client communication will be timed using timestamps. General integration, programming and operating issues will be considered.</text:span></text:p>
      <text:p text:style-name="P2"/>
      <text:p text:style-name="Standard"/>
      <text:p text:style-name="P7">Gap:</text:p>
      <text:p text:style-name="P5">The learning curve for Firebase is the main risk in its use given its vast API. Ease of programming with Firebase and the integration bewtween the two frameworks are also areas we wish to explore with this spike. </text:p>
      <text:p text:style-name="P6"/>
      <text:p text:style-name="P7">Goals/Deliverables: </text:p>
      <text:p text:style-name="P5">The spike should provide enough data for a good estimate of the average communication time between server and client. It should also be detailed enough to determine the learning curves and ease of programming of both frameworks.</text:p>
      <text:p text:style-name="P3"/>
      <text:p text:style-name="P11"><text:s/></text:p>
      <text:p text:style-name="Standard"><text:span text:style-name="T1">Planned start date</text:span>: <text:span text:style-name="T7">14/04/2017</text:span></text:p>
      <text:p text:style-name="P1"><text:span text:style-name="T2">Deadline:</text:span> <text:tab/><text:tab/> <text:s/><text:span text:style-name="T7">21/04/2017</text:span></text:p>
      <text:p text:style-name="P7"/>
      <text:p text:style-name="P8">Planning notes: </text:p>
      <text:p text:style-name="P10"><text:span text:style-name="T5">Simon – Client side, data collection</text:span></text:p>
      <text:p text:style-name="P10"><text:span text:style-name="T5">Locky – Server side and set up</text:span></text:p>
      <text:p text:style-name="P10"><text:span text:style-name="T5">Meeting on 20/04/2017 to discuss progress/outco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pitch="variable"/>
    <style:font-face style:name="Gentium" svg:font-family="Gentium, 'Helvetica Neue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Gentium" fo:font-family="Gentium, 'Helvetica Neue Light'" style:font-pitch="variable" fo:font-size="10pt" fo:language="en" fo:country="AU" style:font-name-asian="Times New Roman" style:font-family-asian="'Times New Roman'" style:font-family-generic-asian="roman" style:font-pitch-asian="variable" style:font-size-asian="10pt" style:font-name-complex="Cambria" style:font-family-complex="Cambria"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left="1.27cm" fo:margin-right="0cm" fo:text-indent="0cm" style:auto-text-indent="false"/>
    </style:style>
    <style:style style:name="WW8Num1z0"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Absatz-Standardschriftart" style:family="text"/>
    <style:style style:name="WW-Absatz-Standardschriftart"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rkel</meta:initial-creator>
    <meta:creation-date>2013-03-14T11:46:00</meta:creation-date>
    <dc:date>2017-04-15T01:00:54.306170684</dc:date>
    <meta:editing-cycles>4</meta:editing-cycles>
    <meta:editing-duration>PT27M14S</meta:editing-duration>
    <meta:document-statistic meta:table-count="0" meta:image-count="0" meta:object-count="0" meta:page-count="1" meta:paragraph-count="15" meta:word-count="142" meta:character-count="960" meta:non-whitespace-character-count="822"/>
    <meta:generator>LibreOffice/5.1.6.2$Linux_X86_64 LibreOffice_project/10m0$Build-2</meta:generator>
  </office:meta>
</office:document-meta>
</file>